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-0.026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291cm"/>
    </style:style>
    <style:style style:name="Table1.B" style:family="table-column">
      <style:table-column-properties style:column-width="16.72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22cm" fo:padding-right="0.22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officeooo:paragraph-rsid="00161648"/>
    </style:style>
    <style:style style:name="P2" style:family="paragraph" style:parent-style-name="Standard">
      <style:paragraph-properties fo:margin-top="0cm" fo:margin-bottom="0cm" style:contextual-spacing="false" style:line-height-at-least="0.441cm" fo:text-align="end" style:justify-single-word="false"/>
      <style:text-properties fo:color="#24292e" style:font-name="Consolas" fo:font-size="7.5pt" officeooo:paragraph-rsid="00161648" style:font-name-asian="Times New Roman" style:font-size-asian="7.5pt" style:language-asian="en" style:country-asian="IN" style:font-name-complex="Consolas1" style:font-size-complex="7.5pt"/>
    </style:style>
    <style:style style:name="P3" style:family="paragraph" style:parent-style-name="Standard">
      <style:paragraph-properties fo:margin-top="0cm" fo:margin-bottom="0cm" style:contextual-spacing="false" style:line-height-at-least="0.441cm"/>
      <style:text-properties fo:color="#24292e" style:font-name="Consolas" fo:font-size="7.5pt" officeooo:paragraph-rsid="00161648" style:font-name-asian="Times New Roman" style:font-size-asian="7.5pt" style:language-asian="en" style:country-asian="IN" style:font-name-complex="Consolas1" style:font-size-complex="7.5pt"/>
    </style:style>
    <style:style style:name="P4" style:family="paragraph" style:parent-style-name="Standard">
      <style:paragraph-properties fo:margin-top="0cm" fo:margin-bottom="0cm" style:contextual-spacing="false" style:line-height-at-least="0.441cm"/>
      <style:text-properties officeooo:paragraph-rsid="00161648"/>
    </style:style>
    <style:style style:name="P5" style:family="paragraph" style:parent-style-name="Standard">
      <style:paragraph-properties fo:margin-top="0cm" fo:margin-bottom="0cm" style:contextual-spacing="false" style:line-height-at-least="0.441cm"/>
      <style:text-properties officeooo:paragraph-rsid="00173265"/>
    </style:style>
    <style:style style:name="P6" style:family="paragraph" style:parent-style-name="Standard">
      <style:paragraph-properties fo:margin-top="0cm" fo:margin-bottom="0cm" style:contextual-spacing="false" style:line-height-at-least="0.441cm"/>
      <style:text-properties officeooo:rsid="00173265" officeooo:paragraph-rsid="00173265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161648"/>
    </style:style>
    <style:style style:name="T1" style:family="text">
      <style:text-properties fo:color="#24292e" style:font-name="Consolas" fo:font-size="7.5pt" style:font-name-asian="Times New Roman" style:font-size-asian="7.5pt" style:language-asian="en" style:country-asian="IN" style:font-name-complex="Consolas1" style:font-size-complex="7.5pt"/>
    </style:style>
    <style:style style:name="T2" style:family="text">
      <style:text-properties fo:color="#24292e" style:font-name="Consolas" fo:font-size="7.5pt" officeooo:rsid="00173265" style:font-name-asian="Times New Roman" style:font-size-asian="7.5pt" style:language-asian="en" style:country-asian="IN" style:font-name-complex="Consolas1" style:font-size-complex="7.5pt"/>
    </style:style>
    <style:style style:name="T3" style:family="text">
      <style:text-properties fo:color="#a71d5d" style:font-name="Consolas" fo:font-size="7.5pt" style:font-name-asian="Times New Roman" style:font-size-asian="7.5pt" style:language-asian="en" style:country-asian="IN" style:font-name-complex="Consolas1"/>
    </style:style>
    <style:style style:name="T4" style:family="text">
      <style:text-properties fo:color="#183691" style:font-name="Consolas" fo:font-size="7.5pt" style:font-name-asian="Times New Roman" style:font-size-asian="7.5pt" style:language-asian="en" style:country-asian="IN" style:font-name-complex="Consolas1"/>
    </style:style>
    <style:style style:name="T5" style:family="text">
      <style:text-properties fo:color="#795da3" style:font-name="Consolas" fo:font-size="7.5pt" style:font-name-asian="Times New Roman" style:font-size-asian="7.5pt" style:language-asian="en" style:country-asian="IN" style:font-name-complex="Consolas1"/>
    </style:style>
    <style:style style:name="T6" style:family="text">
      <style:text-properties fo:color="#0086b3" style:font-name="Consolas" fo:font-size="7.5pt" style:font-name-asian="Times New Roman" style:font-size-asian="7.5pt" style:language-asian="en" style:country-asian="IN" style:font-name-complex="Consolas1"/>
    </style:style>
    <style:style style:name="T7" style:family="text">
      <style:text-properties fo:color="#969896" style:font-name="Consolas" fo:font-size="7.5pt" style:font-name-asian="Times New Roman" style:font-size-asian="7.5pt" style:language-asian="en" style:country-asian="IN" style:font-name-complex="Consolas1"/>
    </style:style>
    <style:style style:name="T8" style:family="text">
      <style:text-properties fo:color="#969896" style:font-name="Consolas" fo:font-size="7.5pt" style:font-name-asian="Times New Roman" style:font-size-asian="7.5pt" style:language-asian="en" style:country-asian="IN" style:font-name-complex="Consolas1" style:font-size-complex="7.5pt"/>
    </style:style>
    <style:style style:name="T9" style:family="text">
      <style:text-properties fo:color="#969896" style:font-name="Consolas" fo:font-size="7.5pt" officeooo:rsid="00161648" style:font-name-asian="Times New Roman" style:font-size-asian="7.5pt" style:language-asian="en" style:country-asian="IN" style:font-name-complex="Consolas1" style:font-size-complex="7.5pt"/>
    </style:style>
    <style:style style:name="T10" style:family="text">
      <style:text-properties fo:color="#969896" style:font-name="Consolas" fo:font-size="7.5pt" officeooo:rsid="00173265" style:font-name-asian="Times New Roman" style:font-size-asian="7.5pt" style:language-asian="en" style:country-asian="IN" style:font-name-complex="Consolas1" style:font-size-complex="7.5pt"/>
    </style:style>
    <style:style style:name="T11" style:family="text">
      <style:text-properties fo:color="#969896" style:font-name="Consolas" fo:font-size="7.5pt" officeooo:rsid="00173265" style:font-name-asian="Times New Roman" style:font-size-asian="7.5pt" style:language-asian="en" style:country-asian="IN" style:font-name-complex="Consolas1"/>
    </style:style>
    <style:style style:name="T12" style:family="text">
      <style:text-properties fo:color="#969896" style:font-name="Consolas" fo:font-size="7.5pt" fo:font-weight="bold" style:font-name-asian="Times New Roman" style:font-size-asian="7.5pt" style:language-asian="en" style:country-asian="IN" style:font-weight-asian="bold" style:font-name-complex="Consolas1" style:font-size-complex="7.5pt" style:font-weight-complex="bold"/>
    </style:style>
    <style:style style:name="T13" style:family="text">
      <style:text-properties fo:color="#969896" style:font-name="Consolas" fo:font-size="7.5pt" fo:font-weight="normal" style:font-name-asian="Times New Roman" style:font-size-asian="7.5pt" style:language-asian="en" style:country-asian="IN" style:font-weight-asian="normal" style:font-name-complex="Consolas1" style:font-size-complex="7.5pt" style:font-weight-complex="normal"/>
    </style:style>
    <style:style style:name="T14" style:family="text">
      <style:text-properties fo:color="#969896" style:font-name="Consolas" fo:font-size="7.5pt" fo:font-weight="normal" officeooo:rsid="00161648" style:font-name-asian="Times New Roman" style:font-size-asian="7.5pt" style:language-asian="en" style:country-asian="IN" style:font-weight-asian="normal" style:font-name-complex="Consolas1" style:font-size-complex="7.5pt" style:font-weight-complex="normal"/>
    </style:style>
    <style:style style:name="T15" style:family="text">
      <style:text-properties fo:color="#969896" style:font-name="Consolas" fo:font-size="7.5pt" fo:font-weight="normal" officeooo:rsid="00179e74" style:font-name-asian="Times New Roman" style:font-size-asian="7.5pt" style:language-asian="en" style:country-asian="IN" style:font-weight-asian="normal" style:font-name-complex="Consolas1" style:font-size-complex="7.5pt" style:font-weight-complex="normal"/>
    </style:style>
    <style:style style:name="T16" style:family="text">
      <style:text-properties fo:color="#ed6a43" style:font-name="Consolas" fo:font-size="7.5pt" style:font-name-asian="Times New Roman" style:font-size-asian="7.5pt" style:language-asian="en" style:country-asian="IN" style:font-name-complex="Consolas1"/>
    </style:style>
    <style:style style:name="T17" style:family="text">
      <style:text-properties fo:color="#333333" style:font-name="Consolas" fo:font-size="7.5pt" style:font-name-asian="Times New Roman" style:font-size-asian="7.5pt" style:language-asian="en" style:country-asian="IN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#</text:span><text:span text:style-name="T3">include</text:span><text:span text:style-name="T1"> </text:span><text:span text:style-name="T4">&lt;stdio.h&g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#</text:span><text:span text:style-name="T3">include</text:span><text:span text:style-name="T1"> </text:span><text:span text:style-name="T4">&lt;stdlib.h&g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#</text:span><text:span text:style-name="T3">include</text:span><text:span text:style-name="T1"> </text:span><text:span text:style-name="T4">&lt;string.h&g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#</text:span><text:span text:style-name="T3">include</text:span><text:span text:style-name="T1"> </text:span><text:span text:style-name="T4">&lt;unistd.h&g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char</text:span><text:span text:style-name="T1">*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5">re2post</text:span><text:span text:style-name="T1">(</text:span><text:span text:style-name="T3">char</text:span><text:span text:style-name="T1"> *re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nt</text:span><text:span text:style-name="T1"> na, na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static</text:span><text:span text:style-name="T1"> </text:span><text:span text:style-name="T3">char</text:span><text:span text:style-name="T1"> buff[</text:span><text:span text:style-name="T6">8000</text:span><text:span text:style-name="T1">]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char</text:span><text:span text:style-name="T1"> *d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struct</text:span><text:span text:style-name="T1"> 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int</text:span><text:span text:style-name="T1"> na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int</text:span><text:span text:style-name="T1"> na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} parenthes[</text:span><text:span text:style-name="T6">100</text:span><text:span text:style-name="T1">], *p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p = parenthes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d = buff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na = </text:span><text:span text:style-name="T6">0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nat = </text:span><text:span text:style-name="T6">0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f</text:span><text:span text:style-name="T1">(</text:span><text:span text:style-name="T6">strlen</text:span><text:span text:style-name="T1">(re) &gt;= </text:span><text:span text:style-name="T3">sizeof</text:span><text:span text:style-name="T1"> buff/</text:span><text:span text:style-name="T6">2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return</text:span><text:span text:style-name="T1"> </text:span><text:span text:style-name="T6">NULL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for</text:span><text:span text:style-name="T1">(; *re; re++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switch</text:span><text:span text:style-name="T1">(*re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case</text:span><text:span text:style-name="T1"> </text:span><text:span text:style-name="T4">'('</text:span><text:span text:style-name="T1">: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if</text:span><text:span text:style-name="T1">(nat &gt; </text:span><text:span text:style-name="T6">1</text:span><text:span text:style-name="T1">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--na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*d++ = </text:span><text:span text:style-name="T4">'.'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if</text:span><text:span text:style-name="T1">(p &gt;= parenthes+</text:span><text:span text:style-name="T6">100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</text:span><text:span text:style-name="T3">return</text:span><text:span text:style-name="T1"> </text:span><text:span text:style-name="T6">NULL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p-&gt;na = na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p-&gt;nat = na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p++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na = </text:span><text:span text:style-name="T6">0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nat = </text:span><text:span text:style-name="T6">0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break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case</text:span><text:span text:style-name="T1"> </text:span><text:span text:style-name="T4">'|'</text:span><text:span text:style-name="T1">: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if</text:span><text:span text:style-name="T1">(nat == </text:span><text:span text:style-name="T6">0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</text:span><text:span text:style-name="T3">return</text:span><text:span text:style-name="T1"> </text:span><text:span text:style-name="T6">NULL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while</text:span><text:span text:style-name="T1">(--nat &gt; </text:span><text:span text:style-name="T6">0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*d++ = </text:span><text:span text:style-name="T4">'.'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na++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break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case</text:span><text:span text:style-name="T1"> </text:span><text:span text:style-name="T4">')'</text:span><text:span text:style-name="T1">: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if</text:span><text:span text:style-name="T1">(p == parenthes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</text:span><text:span text:style-name="T3">return</text:span><text:span text:style-name="T1"> </text:span><text:span text:style-name="T6">NULL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if</text:span><text:span text:style-name="T1">(nat == </text:span><text:span text:style-name="T6">0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</text:span><text:span text:style-name="T3">return</text:span><text:span text:style-name="T1"> </text:span><text:span text:style-name="T6">NULL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while</text:span><text:span text:style-name="T1">(--nat &gt; </text:span><text:span text:style-name="T6">0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*d++ = </text:span><text:span text:style-name="T4">'.'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for</text:span><text:span text:style-name="T1">(; na &gt; </text:span><text:span text:style-name="T6">0</text:span><text:span text:style-name="T1">; na--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*d++ = </text:span><text:span text:style-name="T4">'|'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--p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na = p-&gt;na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nat = p-&gt;na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nat++;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break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case</text:span><text:span text:style-name="T1"> </text:span><text:span text:style-name="T4">'*'</text:span><text:span text:style-name="T1">: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case</text:span><text:span text:style-name="T1"> </text:span><text:span text:style-name="T4">'+'</text:span><text:span text:style-name="T1">: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case</text:span><text:span text:style-name="T1"> </text:span><text:span text:style-name="T4">'?'</text:span><text:span text:style-name="T1">: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if</text:span><text:span text:style-name="T1">(nat == </text:span><text:span text:style-name="T6">0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</text:span><text:span text:style-name="T3">return</text:span><text:span text:style-name="T1"> </text:span><text:span text:style-name="T6">NULL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*d++ = *re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break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default</text:span><text:span text:style-name="T1">: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if</text:span><text:span text:style-name="T1">(nat &gt; </text:span><text:span text:style-name="T6">1</text:span><text:span text:style-name="T1">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--na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text:tab/>*d++ = </text:span><text:span text:style-name="T4">'.'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*d++ = *re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nat++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break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f</text:span><text:span text:style-name="T1">(p != parenthes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return</text:span><text:span text:style-name="T1"> </text:span><text:span text:style-name="T6">NULL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while</text:span><text:span text:style-name="T1">(--nat &gt; </text:span><text:span text:style-name="T6">0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*d++ = </text:span><text:span text:style-name="T4">'.'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for</text:span><text:span text:style-name="T1">(; na &gt; </text:span><text:span text:style-name="T6">0</text:span><text:span text:style-name="T1">; na--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*d++ = </text:span><text:span text:style-name="T4">'|'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*d = </text:span><text:span text:style-name="T6">0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return</text:span><text:span text:style-name="T1"> buff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enum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Mat = </text:span><text:span text:style-name="T6">256</text:span><text:span text:style-name="T1">,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pllit = </text:span><text:span text:style-name="T6">257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typedef</text:span><text:span text:style-name="T1"> </text:span><text:span text:style-name="T3">struct</text:span><text:span text:style-name="T1"> State State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struct</text:span><text:span text:style-name="T1"> State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nt</text:span><text:span text:style-name="T1"> c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tate *ou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tate *out_1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nt</text:span><text:span text:style-name="T1"> last_lists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State matstate = { Mat };<text:tab/></text:span><text:span text:style-name="T8">// </text:span><text:span text:style-name="T9">The matching takes place here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int</text:span><text:span text:style-name="T1"> n_state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State*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5">state</text:span><text:span text:style-name="T1">(</text:span><text:span text:style-name="T3">int</text:span><text:span text:style-name="T1"> c, State *out, State *out_1) <text:s text:c="9"/></text:span><text:span text:style-name="T9">// State Function is initialized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tate *s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n_state++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 = </text:span><text:span text:style-name="T6">malloc</text:span><text:span text:style-name="T1">(</text:span><text:span text:style-name="T3">sizeof</text:span><text:span text:style-name="T1"> *s);<text:tab/></text:span><text:span text:style-name="T8">//</text:span><text:span text:style-name="T9">Allocation takes place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-&gt;last_lists = </text:span><text:span text:style-name="T6">0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-&gt;c = c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-&gt;out = ou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-&gt;out_1 = out_1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return</text:span><text:span text:style-name="T1"> s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>/*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><text:s/>* A partially built NFA without the mating state filled in.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><text:s/>*/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typedef</text:span><text:span text:style-name="T1"> </text:span><text:span text:style-name="T3">struct</text:span><text:span text:style-name="T1"> Fragment Fragment;<text:tab/><text:tab/><text:tab/></text:span><text:span text:style-name="T8">// </text:span><text:span text:style-name="T9">NFA Structure is created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typedef</text:span><text:span text:style-name="T1"> </text:span><text:span text:style-name="T3">union</text:span><text:span text:style-name="T1"> Point_list Point_lis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struct</text:span><text:span text:style-name="T1"> Fragmen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tate *star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Point_list *ou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Fragmen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5">fragment</text:span><text:span text:style-name="T1">(State *start, Point_list *out)<text:tab/><text:tab/><text:tab/></text:span><text:span text:style-name="T8">// </text:span><text:span text:style-name="T9">Initialization is done.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Fragment n = { start, out }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return</text:span><text:span text:style-name="T1"> n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union</text:span><text:span text:style-name="T1"> Point_lis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Point_list *nex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tate *s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Point_list* <text:s/></text:span><text:span text:style-name="T2">list1 (State **outp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<text:span text:style-name="T9"><text:tab/><text:tab/><text:tab/><text:tab/><text:tab/>// </text:span><text:span text:style-name="T10">List containing outp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Point_list *l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l = (Point_list*)outp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l-&gt;next = </text:span><text:span text:style-name="T6">NULL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return</text:span><text:span text:style-name="T1"> l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void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5">patch</text:span><text:span text:style-name="T1">(Point_list *l, State *s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<text:span text:style-name="T9">{<text:tab/><text:tab/><text:tab/><text:tab/><text:tab/><text:tab/>// </text:span><text:span text:style-name="T8">Joining the states and pointing to initiation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Point_list *nex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for</text:span><text:span text:style-name="T1">(; l; l=next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next = l-&gt;nex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l-&gt;s = s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Point_list*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<text:span text:style-name="T5">append</text:span><text:span text:style-name="T1">(Point_list *l1, Point_list *l2)<text:tab/><text:tab/><text:tab/><text:tab/></text:span><text:span text:style-name="T8">// </text:span><text:span text:style-name="T10">Joining the Lists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Point_list *oldl1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oldl1 = l1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while</text:span><text:span text:style-name="T1">(l1-&gt;next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l1 = l1-&gt;nex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l1-&gt;next = l2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return</text:span><text:span text:style-name="T1"> oldl1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State*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5">post2nfa</text:span><text:span text:style-name="T1">(</text:span><text:span text:style-name="T3">char</text:span><text:span text:style-name="T1"> *postfix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<text:span text:style-name="T1">{<text:tab/><text:tab/><text:tab/><text:tab/><text:tab/><text:tab/></text:span><text:span text:style-name="T8">// </text:span><text:span text:style-name="T10">To NFA from Postfix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char</text:span><text:span text:style-name="T1"> *p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Fragment stack[</text:span><text:span text:style-name="T6">1000</text:span><text:span text:style-name="T1">], *stack_1, </text:span><text:span text:style-name="T6">e1</text:span><text:span text:style-name="T1">, </text:span><text:span text:style-name="T6">e2</text:span><text:span text:style-name="T1">, e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tate *s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f</text:span><text:span text:style-name="T1">(postfix == </text:span><text:span text:style-name="T6">NULL</text:span><text:span text:style-name="T1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return</text:span><text:span text:style-name="T1"> </text:span><text:span text:style-name="T6">NULL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#</text:span><text:span text:style-name="T3">define</text:span><text:span text:style-name="T1"> </text:span><text:span text:style-name="T5">push</text:span><text:span text:style-name="T1">(</text:span><text:span text:style-name="T16">s</text:span><text:span text:style-name="T1">) *stack_1++ = s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#</text:span><text:span text:style-name="T3">define</text:span><text:span text:style-name="T1"> </text:span><text:span text:style-name="T5">pop</text:span><text:span text:style-name="T1">() *--stack_1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tack_1 = stack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for</text:span><text:span text:style-name="T1">(p=postfix; *p; p++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switch</text:span><text:span text:style-name="T1">(*p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default</text:span><text:span text:style-name="T1">: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s = </text:span><text:span text:style-name="T6">state</text:span><text:span text:style-name="T1">(*p, </text:span><text:span text:style-name="T6">NULL</text:span><text:span text:style-name="T1">, </text:span><text:span text:style-name="T6">NULL</text:span><text:span text:style-name="T1">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push</text:span><text:span text:style-name="T1">(</text:span><text:span text:style-name="T6">fragment</text:span><text:span text:style-name="T1">(s, </text:span><text:span text:style-name="T6">list1</text:span><text:span text:style-name="T1">(&amp;s-&gt;out))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break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Case</text:span><text:span text:style-name="T1"> </text:span><text:span text:style-name="T4">'.'</text:span><text:span text:style-name="T1">:<text:tab/><text:tab/><text:tab/><text:tab/><text:tab/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e2</text:span><text:span text:style-name="T1"> = </text:span><text:span text:style-name="T6">pop</text:span><text:span text:style-name="T1">();<text:tab/><text:tab/><text:tab/><text:tab/>/* </text:span><text:span text:style-name="T2">This shall concatenate*/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e1</text:span><text:span text:style-name="T1"> = </text:span><text:span text:style-name="T6">pop</text:span><text:span text:style-name="T1">(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patch</text:span><text:span text:style-name="T1">(</text:span><text:span text:style-name="T6">e1</text:span><text:span text:style-name="T1">.</text:span><text:span text:style-name="T17">out</text:span><text:span text:style-name="T1">, </text:span><text:span text:style-name="T6">e2</text:span><text:span text:style-name="T1">.</text:span><text:span text:style-name="T17">start</text:span><text:span text:style-name="T1">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push</text:span><text:span text:style-name="T1">(</text:span><text:span text:style-name="T6">fragment</text:span><text:span text:style-name="T1">(</text:span><text:span text:style-name="T6">e1</text:span><text:span text:style-name="T1">.</text:span><text:span text:style-name="T17">start</text:span><text:span text:style-name="T1">, </text:span><text:span text:style-name="T6">e2</text:span><text:span text:style-name="T1">.</text:span><text:span text:style-name="T17">out</text:span><text:span text:style-name="T1">)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break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Case</text:span><text:span text:style-name="T1"> </text:span><text:span text:style-name="T4">'|'</text:span><text:span text:style-name="T1">:<text:tab/><text:tab/><text:tab/><text:tab/><text:tab/><text:tab/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e2</text:span><text:span text:style-name="T1"> = </text:span><text:span text:style-name="T6">pop</text:span><text:span text:style-name="T1">(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e1</text:span><text:span text:style-name="T1"> = </text:span><text:span text:style-name="T6">pop</text:span><text:span text:style-name="T1">(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s = </text:span><text:span text:style-name="T6">state</text:span><text:span text:style-name="T1">(Spllit, </text:span><text:span text:style-name="T6">e1</text:span><text:span text:style-name="T1">.</text:span><text:span text:style-name="T17">start</text:span><text:span text:style-name="T1">, </text:span><text:span text:style-name="T6">e2</text:span><text:span text:style-name="T1">.</text:span><text:span text:style-name="T17">start</text:span><text:span text:style-name="T1">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push</text:span><text:span text:style-name="T1">(</text:span><text:span text:style-name="T6">fragment</text:span><text:span text:style-name="T1">(s, </text:span><text:span text:style-name="T6">append</text:span><text:span text:style-name="T1">(</text:span><text:span text:style-name="T6">e1</text:span><text:span text:style-name="T1">.</text:span><text:span text:style-name="T17">out</text:span><text:span text:style-name="T1">, </text:span><text:span text:style-name="T6">e2</text:span><text:span text:style-name="T1">.</text:span><text:span text:style-name="T17">out</text:span><text:span text:style-name="T1">))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break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Case</text:span><text:span text:style-name="T1"> </text:span><text:span text:style-name="T4">'?'</text:span><text:span text:style-name="T1">:<text:tab/><text:tab/><text:tab/><text:tab/><text:tab/><text:tab/></text:span><text:span text:style-name="T7">// </text:span><text:span text:style-name="T11">binary</text:span><text:span text:style-name="T7">/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e = </text:span><text:span text:style-name="T6">pop</text:span><text:span text:style-name="T1">(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s = </text:span><text:span text:style-name="T6">state</text:span><text:span text:style-name="T1">(Spllit, e.</text:span><text:span text:style-name="T17">start</text:span><text:span text:style-name="T1">, </text:span><text:span text:style-name="T6">NULL</text:span><text:span text:style-name="T1">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push</text:span><text:span text:style-name="T1">(</text:span><text:span text:style-name="T6">fragment</text:span><text:span text:style-name="T1">(s, </text:span><text:span text:style-name="T6">append</text:span><text:span text:style-name="T1">(e.</text:span><text:span text:style-name="T17">out</text:span><text:span text:style-name="T1">, </text:span><text:span text:style-name="T6">list1</text:span><text:span text:style-name="T1">(&amp;s-&gt;out_1)))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break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<text:span text:style-name="T1"><text:tab/><text:tab/></text:span><text:span text:style-name="T3">case</text:span><text:span text:style-name="T1"> </text:span><text:span text:style-name="T4">'*'</text:span><text:span text:style-name="T1">:<text:tab/><text:tab/><text:tab/><text:tab/></text:span><text:span text:style-name="T7"><text:tab/><text:tab/></text:span><text:span text:style-name="T8">//</text:span><text:span text:style-name="T9"> </text:span><text:span text:style-name="T10">non-negative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e = </text:span><text:span text:style-name="T6">pop</text:span><text:span text:style-name="T1">(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s = </text:span><text:span text:style-name="T6">state</text:span><text:span text:style-name="T1">(Spllit, e.</text:span><text:span text:style-name="T17">start</text:span><text:span text:style-name="T1">, </text:span><text:span text:style-name="T6">NULL</text:span><text:span text:style-name="T1">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patch</text:span><text:span text:style-name="T1">(e.</text:span><text:span text:style-name="T17">out</text:span><text:span text:style-name="T1">, s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push</text:span><text:span text:style-name="T1">(</text:span><text:span text:style-name="T6">fragment</text:span><text:span text:style-name="T1">(s, </text:span><text:span text:style-name="T6">list1</text:span><text:span text:style-name="T1">(&amp;s-&gt;out_1))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break</text:span><text:span text:style-name="T1">;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<text:span text:style-name="T1"><text:tab/><text:tab/></text:span><text:span text:style-name="T3">case</text:span><text:span text:style-name="T1"> </text:span><text:span text:style-name="T4">'+'</text:span><text:span text:style-name="T1">:<text:tab/></text:span><text:span text:style-name="T8"><text:tab/><text:tab/><text:tab/><text:tab/>// </text:span><text:span text:style-name="T10">+ve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e = </text:span><text:span text:style-name="T6">pop</text:span><text:span text:style-name="T1">(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s = </text:span><text:span text:style-name="T6">state</text:span><text:span text:style-name="T1">(Spllit, e.</text:span><text:span text:style-name="T17">start</text:span><text:span text:style-name="T1">, </text:span><text:span text:style-name="T6">NULL</text:span><text:span text:style-name="T1">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patch</text:span><text:span text:style-name="T1">(e.</text:span><text:span text:style-name="T17">out</text:span><text:span text:style-name="T1">, s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push</text:span><text:span text:style-name="T1">(</text:span><text:span text:style-name="T6">fragment</text:span><text:span text:style-name="T1">(e.</text:span><text:span text:style-name="T17">start</text:span><text:span text:style-name="T1">, </text:span><text:span text:style-name="T6">list1</text:span><text:span text:style-name="T1">(&amp;s-&gt;out_1))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break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e = </text:span><text:span text:style-name="T6">pop</text:span><text:span text:style-name="T1">(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f</text:span><text:span text:style-name="T1">(stack_1 != stack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return</text:span><text:span text:style-name="T1"> </text:span><text:span text:style-name="T6">NULL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6">patch</text:span><text:span text:style-name="T1">(e.</text:span><text:span text:style-name="T17">out</text:span><text:span text:style-name="T1">, &amp;matstate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return</text:span><text:span text:style-name="T1"> e.</text:span><text:span text:style-name="T17">start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#</text:span><text:span text:style-name="T3">undef</text:span><text:span text:style-name="T1"> pop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#</text:span><text:span text:style-name="T3">undef</text:span><text:span text:style-name="T1"> push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typedef</text:span><text:span text:style-name="T1"> </text:span><text:span text:style-name="T3">struct</text:span><text:span text:style-name="T1"> List Lis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struct</text:span><text:span text:style-name="T1"> Lis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tate **s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nt</text:span><text:span text:style-name="T1"> n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List l1, l2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static</text:span><text:span text:style-name="T1"> </text:span><text:span text:style-name="T3">int</text:span><text:span text:style-name="T1"> listid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void</text:span><text:span text:style-name="T1"> </text:span><text:span text:style-name="T5">addate</text:span><text:span text:style-name="T1">(List*, State*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void</text:span><text:span text:style-name="T1"> </text:span><text:span text:style-name="T5">step</text:span><text:span text:style-name="T1">(List*, </text:span><text:span text:style-name="T3">int</text:span><text:span text:style-name="T1">, List*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List*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5">startlist</text:span><text:span text:style-name="T1">(State *start, List *l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l-&gt;n = </text:span><text:span text:style-name="T6">0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listid++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6">addate</text:span><text:span text:style-name="T1">(l, start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return</text:span><text:span text:style-name="T1"> l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in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5">ismat</text:span><text:span text:style-name="T1">(List *l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<text:span text:style-name="T1">{<text:tab/><text:tab/><text:tab/><text:tab/><text:tab/><text:tab/><text:tab/></text:span><text:span text:style-name="T8">// </text:span><text:span text:style-name="T10">To check if a macth is presen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nt</text:span><text:span text:style-name="T1"> i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for</text:span><text:span text:style-name="T1">(i=</text:span><text:span text:style-name="T6">0</text:span><text:span text:style-name="T1">; i&lt;l-&gt;n; i++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if</text:span><text:span text:style-name="T1">(l-&gt;s[i] == &amp;matstate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3">return</text:span><text:span text:style-name="T1"> </text:span><text:span text:style-name="T6">1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return</text:span><text:span text:style-name="T1"> </text:span><text:span text:style-name="T6">0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void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5">addate</text:span><text:span text:style-name="T1">(List *l, State *s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f</text:span><text:span text:style-name="T1">(s == </text:span><text:span text:style-name="T6">NULL</text:span><text:span text:style-name="T1"> || s-&gt;last_lists == listid)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return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-&gt;last_lists = listid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f</text:span><text:span text:style-name="T1">(s-&gt;c == Spllit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6">addate</text:span><text:span text:style-name="T1">(l, s-&gt;out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6">addate</text:span><text:span text:style-name="T1">(l, s-&gt;out_1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return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l-&gt;s[l-&gt;n++] = s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void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<text:span text:style-name="T9"><text:s/></text:span><text:span text:style-name="T8">step(List </text:span><text:span text:style-name="T12">c_</text:span><text:span text:style-name="T13">list,int c , List*n_List)<text:tab/><text:tab/><text:tab/>// </text:span><text:span text:style-name="T15">NFA from states in the list to next NFFA state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nt</text:span><text:span text:style-name="T1"> i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tate *s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listid++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n_list-&gt;n = </text:span><text:span text:style-name="T6">0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for</text:span><text:span text:style-name="T1">(i=</text:span><text:span text:style-name="T6">0</text:span><text:span text:style-name="T1">; i&lt;c_list-&gt;n; i++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s = c_list-&gt;s[i]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if</text:span><text:span text:style-name="T1">(s-&gt;c == c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addate</text:span><text:span text:style-name="T1">(n_list, s-&gt;out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in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5">mat</text:span><text:span text:style-name="T1">(State *start, </text:span><text:span text:style-name="T3">char</text:span><text:span text:style-name="T1"> *s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nt</text:span><text:span text:style-name="T1"> i, c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List *c_list, *n_list, *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c_list = </text:span><text:span text:style-name="T6">startlist</text:span><text:span text:style-name="T1">(start, &amp;l1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n_list = &amp;l2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for</text:span><text:span text:style-name="T1">(; *s; s++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c = *s &amp; 0xFF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6">step</text:span><text:span text:style-name="T1">(c_list, c, n_list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t = c_list; c_list = n_list; n_list = t;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return</text:span><text:span text:style-name="T1"> </text:span><text:span text:style-name="T6">ismat</text:span><text:span text:style-name="T1">(c_list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3">in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5">main</text:span><text:span text:style-name="T1">(</text:span><text:span text:style-name="T3">int</text:span><text:span text:style-name="T1"> argc, </text:span><text:span text:style-name="T3">char</text:span><text:span text:style-name="T1"> **argv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nt</text:span><text:span text:style-name="T1"> i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char</text:span><text:span text:style-name="T1"> *pos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tate *start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f</text:span><text:span text:style-name="T1">(argc &lt; </text:span><text:span text:style-name="T6">3</text:span><text:span text:style-name="T1">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6">fprintf</text:span><text:span text:style-name="T1">(stderr, </text:span><text:span text:style-name="T4">"usage: nfa regexp string...\n"</text:span><text:span text:style-name="T1">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return</text:span><text:span text:style-name="T1"> </text:span><text:span text:style-name="T6">1</text:span><text:span text:style-name="T1">;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pos = </text:span><text:span text:style-name="T6">re2post</text:span><text:span text:style-name="T1">(argv[</text:span><text:span text:style-name="T6">1</text:span><text:span text:style-name="T1">]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f</text:span><text:span text:style-name="T1">(pos == </text:span><text:span text:style-name="T6">NULL</text:span><text:span text:style-name="T1">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6">fprintf</text:span><text:span text:style-name="T1">(stderr, </text:span><text:span text:style-name="T4">"bad regexp </text:span><text:span text:style-name="T6">%s</text:span><text:span text:style-name="T4">\n"</text:span><text:span text:style-name="T1">, argv[</text:span><text:span text:style-name="T6">1</text:span><text:span text:style-name="T1">]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return</text:span><text:span text:style-name="T1"> </text:span><text:span text:style-name="T6">1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start = </text:span><text:span text:style-name="T6">post2nfa</text:span><text:span text:style-name="T1">(pos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if</text:span><text:span text:style-name="T1">(start == </text:span><text:span text:style-name="T6">NULL</text:span><text:span text:style-name="T1">){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6">fprintf</text:span><text:span text:style-name="T1">(stderr, </text:span><text:span text:style-name="T4">"error in post2nfa </text:span><text:span text:style-name="T6">%s</text:span><text:span text:style-name="T4">\n"</text:span><text:span text:style-name="T1">, pos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return</text:span><text:span text:style-name="T1"> </text:span><text:span text:style-name="T6">1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}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l1.</text:span><text:span text:style-name="T17">s</text:span><text:span text:style-name="T1"> = </text:span><text:span text:style-name="T6">malloc</text:span><text:span text:style-name="T1">(n_state*</text:span><text:span text:style-name="T3">sizeof</text:span><text:span text:style-name="T1"> l1.</text:span><text:span text:style-name="T17">s</text:span><text:span text:style-name="T1">[</text:span><text:span text:style-name="T6">0</text:span><text:span text:style-name="T1">]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l2.</text:span><text:span text:style-name="T17">s</text:span><text:span text:style-name="T1"> = </text:span><text:span text:style-name="T6">malloc</text:span><text:span text:style-name="T1">(n_state*</text:span><text:span text:style-name="T3">sizeof</text:span><text:span text:style-name="T1"> l2.</text:span><text:span text:style-name="T17">s</text:span><text:span text:style-name="T1">[</text:span><text:span text:style-name="T6">0</text:span><text:span text:style-name="T1">]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for</text:span><text:span text:style-name="T1">(i=</text:span><text:span text:style-name="T6">2</text:span><text:span text:style-name="T1">; i&lt;argc; i++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/text:span><text:span text:style-name="T3">if</text:span><text:span text:style-name="T1">(</text:span><text:span text:style-name="T6">mat</text:span><text:span text:style-name="T1">(start, argv[i])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text:tab/><text:tab/></text:span><text:span text:style-name="T6">printf</text:span><text:span text:style-name="T1">(</text:span><text:span text:style-name="T4">"</text:span><text:span text:style-name="T6">%s</text:span><text:span text:style-name="T4">\n"</text:span><text:span text:style-name="T1">, argv[i])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<text:tab/></text:span><text:span text:style-name="T3">return</text:span><text:span text:style-name="T1"> </text:span><text:span text:style-name="T6">0</text:span><text:span text:style-name="T1">;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}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nav </meta:initial-creator>
    <meta:creation-date>2017-03-25T09:29:17.282802820</meta:creation-date>
    <dc:date>2017-03-25T10:08:48.331754274</dc:date>
    <dc:creator>Abhinav </dc:creator>
    <meta:editing-duration>PT8M17S</meta:editing-duration>
    <meta:editing-cycles>1</meta:editing-cycles>
    <meta:document-statistic meta:table-count="1" meta:image-count="0" meta:object-count="0" meta:page-count="7" meta:paragraph-count="317" meta:word-count="805" meta:character-count="5051" meta:non-whitespace-character-count="4055"/>
    <meta:generator>LibreOffice/4.2.8.2$Linux_x86 LibreOffice_project/420m0$Build-2</meta:generator>
  </office:meta>
</office:document-meta>
</file>